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Courier New', monospace"/>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style:writing-mode="lr-tb"/>
      <style:text-properties fo:language="es" fo:country="ES"/>
    </style:style>
    <style:style style:name="T1" style:family="text">
      <style:text-properties officeooo:rsid="00057e5b"/>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officeooo:rsid="000903cf"/>
    </style:style>
    <style:style style:name="T5"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El portón de <text:span text:style-name="T5">hierro</text:span> chirrió con un quejido lúgubre, tragándose la pequeña figura de Eva María. Con solo siete años, sus ojos, antes vivaces y curiosos, ahora eran estanques grises y opacos, reflejando un horror que ninguna niña debería conocer. Hacía una semana, esos mismos ojos habían presenciado la brutal despedida de sus padres, y durante siete eternos días, el silencio helado de la casa solo había sido interrumpido por el eco de sus propios sollozos entre dos presencias inertes.</text:p>
      <text:p text:style-name="P1">Ahora, el aire olía a cera y a lejía, un contraste aséptico con el hedor dulzón que aún se aferraba a sus fosas nasales. El orfanato de <text:span text:style-name="T2">Santa Inés</text:span> se alzaba imponente, un laberinto de pasillos fríos y habitaciones austeras. Las monjas, con sus hábitos oscuros y rostros serenos, parecían figuras desdibujadas en la penumbra. La Hermana Superiora, una mujer de mirada penetrante y manos huesudas, la recibió con una tristeza piadosa.</text:p>
      <text:p text:style-name="P1">"Bienvenida, hija," dijo su voz, suave pero firme. "Aquí encontrarás refugio."</text:p>
      <text:p text:style-name="P1">Eva María no respondió. Las palabras eran insuficientes, inútiles ante la magnitud de su pérdida. Se aferraba con fuerza a la pequeña muñeca de trapo, su único testigo silencioso de la pesadilla.</text:p>
      <text:p text:style-name="P1">En la habitación que le asignaron, una celda espartana con una cama estrecha y un crucifijo de madera en la pared, Eva María se sintió más sola que nunca. El silencio aquí era diferente al de su casa; era un silencio vigilante, cargado de rezos susurrados y el crujir de las enaguas al caminar.</text:p>
      <text:p text:style-name="P1">Fue entonces, en la soledad de esa primera noche, cuando sus dedos encontraron las cuentas lisas y frías que siempre llevaba escondidas en el bolsillo de su vestido. No eran un rosario. Eran pequeñas piedras talladas, herencia de su abuela, una mujer de la que se cuchicheaban historias extrañas en voz baja. Al tocarlas, una sensación tenue, casi olvidada, la recorrió: una conexión sutil con algo más allá de lo visible.</text:p>
      <text:p text:style-name="P1">Durante los días siguientes, Eva María se movió por el orfanato como un fantasma. Evitaba el contacto visual, apenas probaba la comida insípida y se encogía ante cualquier ruido repentino. Las otras niñas, huérfanas con sus propias cicatrices invisibles, la observaban con una mezcla de curiosidad y cautela.</text:p>
      <text:p text:style-name="P1">Pero en las horas robadas, cuando el orfanato dormía bajo la atenta mirada de la luna, Eva María se refugiaba en un rincón olvidado del jardín, cerca de un muro cubierto de hiedra. Allí, a la luz tenue de las estrellas, extendía sus piedras. Sus dedos trazaban símbolos invisibles en la tierra húmeda, murmurando palabras incomprensibles que recordaba vagamente de las enseñanzas susurradas de su abuela. Eran prácticas antiguas, rituales sencillos para encontrar consuelo y quizás, solo quizás, una forma de entender el vacío que la rodeaba.</text:p>
      <text:p text:style-name="P1">Una noche, mientras susurraba una plegaria a la luna creciente, sintió una presencia. Una sombra se cernía sobre ella, alta y silenciosa. Eva María se encogió, esperando una reprimenda por estar despierta. Pero la sombra no se movió.</text:p>
      <text:p text:style-name="P1">"¿Qué haces, niña?" preguntó una voz áspera, más cerca de un susurro que de una pregunta.</text:p>
      <text:p text:style-name="P1">Eva María levantó la vista y vio a la Hermana Agnes, una de las monjas más jóvenes, con el rostro pálido y los ojos oscuros llenos de una extraña inquietud. En sus manos, apretaba un crucifijo con tanta fuerza que sus nudillos estaban blancos.</text:p>
      <text:p text:style-name="P1"><text:soft-page-break/>"Nada," murmuró Eva María, intentando ocultar sus piedras.</text:p>
      <text:p text:style-name="P1">La Hermana Agnes no insistió, pero su mirada se detuvo en el pequeño altar improvisado de piedras con una intensidad que heló la sangre de Eva María.</text:p>
      <text:p text:style-name="P1">A partir de esa noche, las cosas extrañas comenzaron a suceder. Susurros en los pasillos vacíos, sombras que se movían en las esquinas de los ojos, objetos que desaparecían y reaparecían en lugares insólitos. Un aire de inquietud se extendió por el orfanato, como una enfermedad silenciosa. Eva María, inmersa en sus propios rituales secretos, sentía una conexión escalofriante con estos eventos, una sensación de que algo oscuro y antiguo se estaba agitando entre los muros de Santa Inés. Y temía, en lo más profundo de su corazón, que su llegada hubiera despertado algo que dormía.</text:p>
      <text:p text:style-name="P1">En la atmósfera opresiva del orfanato, donde las lágrimas parecían evaporarse sin dejar rastro y las risas eran un eco lejano, Eva María encontró un inesperado rayo de luz en la figura de Mateo. Era un niño un poco mayor que ella, de ojos melancólicos y una sonrisa tímida que aparecía y desaparecía como un fugaz rayo de sol entre las nubes. Mateo también cargaba con su propio peso de ausencias, aunque las suyas no eran tan recientes ni tan violentas como las de Eva María.</text:p>
      <text:p text:style-name="P1">Mateo observaba a Eva María desde la distancia, notando su ensimismamiento y la tristeza que la envolvía como un manto. Un día, la encontró en su rincón del jardín, con sus piedras esparcidas sobre la tierra. En lugar de burlarse o preguntar, como hacían otras niñas, se sentó en silencio a su lado.</text:p>
      <text:p text:style-name="P1">Poco a poco, entre silencios compartidos y alguna que otra palabra susurrada, una tenue amistad floreció entre ellos. Mateo le contaba historias de su padre, un <text:span text:style-name="T4">soldado, aunque como hobbie tallaba madera</text:span> y Eva María, a su vez, compartía fragmentos inconexos de sus recuerdos, omitiendo siempre la brutalidad final.</text:p>
      <text:p text:style-name="P1">Un día, Mateo se acercó a Eva María con algo escondido en la palma de su mano. "Es para ti," dijo, con un ligero rubor en las mejillas. Abrió la mano para revelar un colgante peculiar. <text:span text:style-name="T5">Era un trozo de madera oscura, pulido hasta obtener un brillo suave, con una espiral intrincada grabada en su superficie.</text:span></text:p>
      <text:p text:style-name="P1">"Era de mi padre," explicó Mateo en voz baja. "Siempre decía que tenía una energía especial."</text:p>
      <text:p text:style-name="P1">Eva María sintió una extraña punzada en el pecho al tomar el colgante. Era cálido al tacto y la espiral parecía palpitar levemente bajo sus dedos. "Es... hermoso, Mateo. Gracias."</text:p>
      <text:p text:style-name="P1">Sin pensarlo demasiado, se lo colgó al cuello. En el instante en que la madera tibia tocó su piel, una oleada de sensaciones la recorrió. No era algo físico, sino más bien una impresión, una presencia sutil que se colaba en su mente como un susurro familiar. Una calidez reconfortante la envolvió por un instante, seguida de una ligera tristeza, como un eco de una pérdida ajena.</text:p>
      <text:p text:style-name="P1">Lo que Eva María no sabía era que aquel colgante, tallado por el padre de Mateo con una madera de un árbol centenario que crecía cerca de su taller, retenía una parte de su espíritu, una esencia amorosa que velaba por su hijo desde el más allá. Y en el momento en que el colgante hizo contacto con la piel sensible de Eva María, con su propia aura marcada por el trauma y una sensibilidad <text:soft-page-break/>especial hacia lo invisible, se creó un puente, una conexión tenue pero poderosa entre ella y el espíritu de un hombre que nunca conoció.</text:p>
      <text:p text:style-name="P1">A partir de ese momento, Eva María comenzó a experimentar cosas extrañas cuando llevaba el colgante. A veces, sentía una suave brisa acariciarle el rostro en habitaciones cerradas, o percibía un olor a madera recién cortada cuando Mateo no estaba cerca. Intuiciones repentinas la asaltaban, pensamientos que no eran suyos pero que parecían llenos de una sabiduría tranquila y protectora.</text:p>
      <text:p text:style-name="P1">Mateo, ajeno a la verdadera naturaleza del colgante, simplemente se alegraba de ver a Eva María un poco más sonriente, un poco menos ensimismada. Para él, era un símbolo de su naciente amistad. Para Eva María, se estaba convirtiendo en un misterioso vínculo con algo que no podía comprender, una presencia invisible que la acompañaba en la soledad del orfanato, ofreciéndole un consuelo silencioso en medio de la creciente oscuridad.</text:p>
      <text:p text:style-name="P1">La presencia sutil que acompañaba a Eva María desde que llevaba el colgante se convirtió en su secreto mejor guardado. Al principio, eran solo sensaciones fugaces: un escalofrío sin motivo aparente, una melodía tarareada en el aire vacío, la certeza repentina de que debía girar a la izquierda en un pasillo sombrío. Pero con el tiempo, estas manifestaciones se hicieron más intensas, casi como si el espíritu intentara comunicarse con ella de forma torpe y afectuosa.</text:p>
      <text:p text:style-name="P1">Intrigada y reconfortada a partes iguales por esta presencia invisible, Eva María comenzó a pasar más tiempo en la biblioteca del orfanato, un lugar polvoriento y olvidado que olía a papel viejo y silencio. Entre los tomos de vidas de santos y tratados religiosos, buscaba desesperadamente cualquier libro que hablara de espíritus, de conexiones más allá de la muerte, de la energía que Mateo mencionaba.</text:p>
      <text:p text:style-name="P1">Sus prácticas esotéricas se volvieron más elaboradas. A la luz de las velas robadas de la capilla, trazaba símbolos en el suelo de su habitación, susurrando las palabras que recordaba de su abuela, ahora imbuidas de una nueva urgencia. Experimentaba con pequeñas ofrendas, dejando pétalos de flores silvestres que Mateo recogía para ella cerca del colgante, intentando fortalecer la conexión, entender su propósito.</text:p>
      <text:p text:style-name="P1">Mientras tanto, su amistad con Mateo florecía como una flor delicada en un terreno hostil. Compartían secretos, miedos y sueños para el futuro, un futuro que imaginaban lejos de los muros grises de Santa Inés. Mateo se maravillaba de la intuición de Eva María, de cómo parecía saber cuándo él estaba triste o preocupado sin necesidad de que se lo dijera. Él atribuía estas percepciones a la sensibilidad especial de Eva María, sin sospechar la influencia invisible que la rodeaba.</text:p>
      <text:p text:style-name="P1">Un día, mientras exploraban un rincón olvidado del sótano, Mateo encontró una vieja caja de madera cerrada con un cerrojo oxidado. La curiosidad los picó a ambos. Esa noche, Eva María, guiada por una extraña sensación de familiaridad que emanaba del colgante, logró abrir el cerrojo con una horquilla robada del costurero de una de las monjas.</text:p>
      <text:p text:style-name="P1">Dentro de la caja, encontraron un diario antiguo, de tapas desgastadas y páginas amarillentas. La letra elegante y desvanecida narraba la historia de una mujer que vivió en el orfanato muchos años atrás, una mujer que también hablaba de sentir presencias, de escuchar susurros y de practicar rituales secretos en el jardín. Eva María sintió un escalofrío al leer sobre las experiencias de esta mujer, tan similares a las suyas.</text:p>
      <text:p text:style-name="P1"><text:soft-page-break/>A medida que avanzaban en la lectura del diario, descubrieron que esta mujer creía que el orfanato estaba construido sobre un lugar de poder antiguo, un nexo entre el mundo de los vivos y los muertos. Hablaba de energías que fluían a través de los muros, de sombras que cobraban vida en la oscuridad y de la necesidad de mantener ciertos equilibrios para evitar despertar algo… algo oscuro.</text:p>
      <text:p text:style-name="P1">Eva María sintió un vuelco en el corazón. ¿Eran las extrañas cosas que estaban sucediendo en el orfanato una consecuencia de este despertar? ¿Estaba su colgante, de alguna manera, conectado a estas energías? La búsqueda de respuestas se intensificó, impulsada ahora por una mezcla de curiosidad y un creciente presentimiento de peligro. Su inmersión en el esoterismo ya no era solo un consuelo personal, sino una necesidad para comprender los misterios que se cernían sobre Santa Inés y, quizás, sobre ella misma.</text:p>
      <text:p text:style-name="P1">La amistad con Mateo se convirtió en un ancla en este torbellino de descubrimientos. Él, con su pragmatismo infantil, la ayudaba a buscar pistas, a descifrar las partes más difíciles del diario y a mantener los pies en la tierra cuando las visiones de Eva María se volvían demasiado vívidas. Su apoyo era incondicional, un faro de normalidad en un mundo que para Eva María se estaba volviendo cada vez más extraño.</text:p>
      <text:p text:style-name="P1">La conexión con el espíritu a través del colgante se convirtió en una fuente inesperada de fortaleza para Eva María. En esos momentos de lucidez, cuando la presencia cálida y protectora se manifestaba con mayor intensidad, la niña retraída y asustadiza se desvanecía, dejando paso a una determinación sorprendente. Era como si la valentía silenciosa del espíritu de un padre amoroso se filtrara en su propia alma herida. Mateo notaba estos cambios, admirando en silencio la tenacidad que florecía en su amiga.</text:p>
      <text:p text:style-name="P1">Juntos, se sumergieron aún más en el estudio del diario. Las palabras desvanecidas de la antigua residente del orfanato se convirtieron en su obsesión. Descubrieron referencias crípticas a rituales antiguos que debían realizarse en ciertos puntos del edificio para "apaciguar a las sombras" y advertencias veladas sobre las consecuencias de perturbar el equilibrio.</text:p>
      <text:p text:style-name="P1">Sin embargo, la atmósfera opresiva del orfanato no se debía solo a presencias invisibles. Las monjas, bajo la fachada de la piedad y la disciplina, ejercían un control férreo sobre los niños. Cualquier desviación de sus estrictas normas era castigada con dureza: privación de comida, horas arrodillados en el frío de la capilla, azotes con varas delgadas. El miedo era una constante palpable en el aire, más denso incluso que el olor a incienso.</text:p>
      <text:p text:style-name="P1">Pero lo más inquietante eran las desapariciones. De vez en cuando, un niño o una niña era llevado por dos monjas corpulentas a una habitación apartada, generalmente en el ala oeste, una zona a la que los demás tenían prohibido acercarse. Se escuchaban sollozos apagados, a veces algún grito ahogado, y luego… silencio. Los niños que desaparecían nunca volvían a ser vistos. Las monjas ofrecían explicaciones vagas: "han sido reclamados por familiares", "han sido trasladados a otro hogar". Pero en los ojos de los demás huérfanos, solo había miedo y una pregunta tácita que nadie se atrevía a formular.</text:p>
      <text:p text:style-name="P1">Eva María y Mateo compartían sus inquietudes sobre estas desapariciones. La lógica fría de Mateo se resistía a atribuirlo todo a lo paranormal, sugiriendo que había algo terriblemente real sucediendo dentro de los muros del orfanato. La intuición de Eva María, ahora amplificada por su conexión con <text:soft-page-break/>el espíritu y lo que leía en el diario, le decía que ambas cosas estaban entrelazadas de una manera oscura y peligrosa.</text:p>
      <text:p text:style-name="P1">Un día, mientras buscaban más pistas sobre los rituales mencionados en el diario, encontraron un mapa rudimentario escondido entre las páginas. Señalaba varios puntos clave dentro del orfanato, incluyendo la misteriosa ala oeste y un sótano aún más profundo del que ya habían explorado. En uno de los puntos marcados, cerca del ala oeste, había un símbolo extraño, parecido a una espiral dentro de un círculo, muy similar al grabado del colgante de Mateo.</text:p>
      <text:p text:style-name="P1">Una oleada de valentía, impulsada por la presencia reconfortante del espíritu, invadió a Eva María. "Tenemos que investigar," dijo con una firmeza que sorprendió a Mateo. "Tenemos que saber qué les pasa a los niños."</text:p>
      <text:p text:style-name="P1">Mateo, aunque temeroso, no dudó en seguir a su amiga. La determinación en los ojos de Eva María y la creciente sensación de que algo terrible se ocultaba en Santa Inés lo impulsaron a enfrentar sus propios miedos. Juntos, decidieron que su próxima búsqueda los llevaría al ala oeste, el corazón de los secretos más oscuros del orfanato.</text:p>
      <text:p text:style-name="P1">La conexión con el espíritu a través del colgante se convirtió en una fuente inesperada de fortaleza para Eva María. En esos momentos de lucidez, cuando la presencia cálida y protectora se manifestaba con mayor intensidad, la niña retraída y asustadiza se desvanecía, dejando paso a una determinación sorprendente. Era como si la valentía silenciosa del espíritu de un padre amoroso se filtrara en su propia alma herida. Mateo notaba estos cambios, admirando en silencio la tenacidad que florecía en su amiga.</text:p>
      <text:p text:style-name="P1">Juntos, se sumergieron aún más en el estudio del diario. Las palabras desvanecidas de la antigua residente del orfanato se convirtieron en su obsesión. Descubrieron referencias crípticas a rituales antiguos que debían realizarse en ciertos puntos del edificio para "apaciguar a las sombras" y advertencias veladas sobre las consecuencias de perturbar el equilibrio.</text:p>
      <text:p text:style-name="P1">Sin embargo, la atmósfera opresiva del orfanato no se debía solo a presencias invisibles. Las monjas, bajo la fachada de la piedad y la disciplina, ejercían un control férreo sobre los niños. Cualquier desviación de sus estrictas normas era castigada con dureza: privación de comida, horas arrodillados en el frío de la capilla, azotes con varas delgadas. El miedo era una constante palpable en el aire, más denso incluso que el olor a incienso.</text:p>
      <text:p text:style-name="P1">Pero lo más inquietante eran las desapariciones. De vez en cuando, un niño o una niña era llevado por dos monjas corpulentas a una habitación apartada, generalmente en el ala oeste, una zona a la que los demás tenían prohibido acercarse. Se escuchaban sollozos apagados, a veces algún grito ahogado, y luego… silencio. Los niños que desaparecían nunca volvían a ser vistos. Las monjas ofrecían explicaciones vagas: "han sido reclamados por familiares", "han sido trasladados a otro hogar". Pero en los ojos de los demás huérfanos, solo había miedo y una pregunta tácita que nadie se atrevía a formular.</text:p>
      <text:p text:style-name="P1">Eva María y Mateo compartían sus inquietudes sobre estas desapariciones. La lógica fría de Mateo se resistía a atribuirlo todo a lo paranormal, sugiriendo que había algo terriblemente real sucediendo dentro de los muros del orfanato. La intuición de Eva María, ahora amplificada por su conexión con <text:soft-page-break/>el espíritu y lo que leía en el diario, le decía que ambas cosas estaban entrelazadas de una manera oscura y peligrosa.</text:p>
      <text:p text:style-name="P1">Un día, mientras buscaban más pistas sobre los rituales mencionados en el diario, encontraron un mapa rudimentario escondido entre las páginas. Señalaba varios puntos clave dentro del orfanato, incluyendo la misteriosa ala oeste y un sótano aún más profundo del que ya habían explorado. En uno de los puntos marcados, cerca del ala oeste, había un símbolo extraño, parecido a una espiral dentro de un círculo, muy similar al grabado del colgante de Mateo.</text:p>
      <text:p text:style-name="P1">Una oleada de valentía, impulsada por la presencia reconfortante del espíritu, invadió a Eva María. "Tenemos que investigar," dijo con una firmeza que sorprendió a Mateo. "Tenemos que saber qué les pasa a los niños."</text:p>
      <text:p text:style-name="P1">Mateo, aunque temeroso, no dudó en seguir a su amiga. La determinación en los ojos de Eva María y la creciente sensación de que algo terrible se ocultaba en Santa Inés lo impulsaron a enfrentar sus propios miedos. Juntos, decidieron que su próxima búsqueda los llevaría al ala oeste, el corazón de los secretos más oscuros del orfanato.</text:p>
      <text:p text:style-name="P1">Día tras día, Eva María y Mateo afinaban su plan para infiltrarse en la misteriosa ala oeste. Estudiaban los horarios de las monjas, los puntos ciegos en los pasillos, los ruidos que podían enmascarar sus movimientos. Mateo, con su agilidad y conocimiento de los rincones del orfanato, era el encargado de la logística, mientras que Eva María, guiada por la intuición que le proporcionaba el colgante y los fragmentos del diario, trazaba las posibles rutas y los lugares clave a investigar.</text:p>
      <text:p text:style-name="P1">Lo que no sabían era que susurros en los rincones, sus encuentros secretos en el jardín y sus largas horas en la biblioteca no habían pasado desapercibidos. Una de las niñas del orfanato, una muchacha de rostro pálido y ojos huidizos llamada Sofía, los había estado observando. Quizás por celos, por miedo a las represalias de las monjas o por una retorcida sensación de lealtad hacia ellas, Sofía había contado todo lo que sabía sobre las investigaciones de Eva María y Mateo a la Hermana Superiora.</text:p>
      <text:p text:style-name="P1">La reacción de las monjas fue fría y calculada. No hubo confrontación directa, ni preguntas. Simplemente esperaron el momento oportuno. Una tarde, mientras Mateo ayudaba a Eva María a desatascar una ventana en la biblioteca, dos monjas corpulentas irrumpieron en la sala. Sin mediar palabra, agarraron a Mateo por los brazos. Él gritó, forcejeó, pero la fuerza de las mujeres era abrumadora.</text:p>
      <text:p text:style-name="P1">"¿A dónde lo llevan?" suplicó Eva María, aferrándose a la manga del hábito de una de las monjas.</text:p>
      <text:p text:style-name="P1">La Hermana Superiora apareció en la puerta, su rostro habitualmente sereno ahora marcado por una frialdad glacial. "Mateo ha sido reclamado por unos familiares," mintió con una voz que no admitía réplica.</text:p>
      <text:p text:style-name="P1">Se llevaron a Mateo, arrastrándolo por el pasillo mientras él gritaba el nombre de Eva María. El sonido de sus súplicas se fue apagando a medida que lo adentraban en la temida ala oeste. Eva María se quedó paralizada en la biblioteca, con el corazón latiéndole salvajemente en el pecho y un presentimiento helado recorriéndole la espalda.</text:p>
      <text:p text:style-name="P1"><text:soft-page-break/>Pasaron los días, lentos y angustiosos. Eva María preguntaba por Mateo a las otras niñas, a las monjas, pero solo recibía evasivas y miradas de advertencia. El silencio sobre el paradero de su amigo era ensordecedor, más aterrador que cualquier grito. La "versión oficial" de los familiares que lo habían reclamado sonaba hueca y falsa, especialmente a la luz de las otras desapariciones.</text:p>
      <text:p text:style-name="P1">La tristeza y la rabia se mezclaron en el corazón de Eva María, desplazando su habitual retraimiento. La presencia reconfortante del espíritu parecía más débil, como si también sintiera la ausencia de Mateo. Pero en lugar de hundirse en la desesperación, una determinación feroz comenzó a arder en su interior. Mateo era su único amigo, su confidente, la única persona que había visto más allá de su trauma. No iba a abandonarlo.</text:p>
      <text:p text:style-name="P1">Ignorando las miradas vigilantes de las monjas y el miedo palpable de los otros niños, Eva María se propuso descubrir la verdad. ¿Qué le había pasado a Mateo? ¿Qué secretos ocultaba el ala oeste? Ya no se trataba solo de curiosidad o de seguir las pistas del diario. Ahora era algo personal. Iba a encontrar a su amigo, sin importar los peligros que acecharan en la oscuridad de Santa Inés. Su pequeña mano se cerró con fuerza sobre el colgante de madera, buscando en él un último vestigio de esperanza y la valentía del espíritu que lo habitaba. La infiltración en el ala oeste ya no era un plan, era una promesa.</text:p>
      <text:p text:style-name="P1">La ausencia de Mateo era un vacío palpable en el mundo de Eva María, un silencio más elocuente que cualquier grito. Se aferraba al colgante con una necesidad casi física, buscando en su calidez tenue y en las ocasionales punzadas de intuición la guía que había perdido con la desaparición de su amigo. Cada susurro del espíritu, cada imagen fugaz que cruzaba su mente, era interpretado como una señal, una promesa silenciosa de que no estaba sola.</text:p>
      <text:p text:style-name="P1">Durante los días siguientes, Eva María se preparó con una meticulosidad sorprendente para una niña de su edad. Reunió provisiones escasas: una hogaza de pan duro robada de la cocina, una botella de agua escondida bajo su cama, una vela consumida a medias y unas cerillas sustraídas del despacho de una monja distraída. El diario de la antigua residente se convirtió en su mapa, releía las notas sobre la disposición del orfanato y las advertencias sobre el ala oeste con una atención obsesiva.</text:p>
      <text:p text:style-name="P1">Finalmente, en la oscuridad profunda de una noche sin luna, Eva María se deslizó fuera de su habitación como una sombra. Los pasillos del orfanato, habitualmente fríos y silenciosos, parecían ahora cargados de una tensión palpable. Cada crujido del suelo de madera, cada sombra danzante proyectada por la luz de la luna que se filtraba por las ventanas, la hacía detenerse, con el corazón latiéndole con fuerza en el pecho.</text:p>
      <text:p text:style-name="P1">Llegó a la temida puerta del ala oeste. Era una puerta de madera maciza, oscura y ominosa, con herrajes oxidados que chirriaban con el menor movimiento. Con manos temblorosas pero decididas, Eva María introdujo una horquilla doblada en la cerradura, tal como había hecho para abrir la caja del diario. Los mecanismos internos ofrecieron resistencia, pero con paciencia y una tenacidad sorprendente, la cerradura cedió con un leve clic.</text:p>
      <text:p text:style-name="P1">Sin embargo, al empujar la pesada puerta, las bisagras se quejaron con un chirrido agudo y prolongado que resonó en el silencio de la noche. Eva María se encogió, el miedo helándole la sangre. Se deslizó rápidamente al interior del ala oeste, buscando desesperadamente un lugar donde esconderse hasta asegurarse de que nadie la había oído.</text:p>
      <text:p text:style-name="P1"><text:soft-page-break/>El aire aquí era diferente, más denso y frío, cargado de un olor rancio y desconocido. Las sombras parecían más profundas, casi palpables. Eva María se acurrucó detrás de una columna derruida, aferrándose al colgante como a un amuleto. La presencia del espíritu era débil aquí, casi indistinguible, lo que la llenó de una punzante sensación de soledad y peligro.</text:p>
      <text:p text:style-name="P1">Después de unos minutos de tensa espera, el silencio persistió. Con cautela, Eva María se aventuró a adentrarse más en el ala oeste. El pasillo se extendía ante ella, oscuro y lleno de puertas cerradas a ambos lados. Algunas parecían tapiadas, otras colgaban de sus bisagras, revelando habitaciones vacías y polvorientas. Un escalofrío recorrió su espalda al pensar en los niños desaparecidos, preguntándose si alguno de ellos había estado en esas habitaciones.</text:p>
      <text:p text:style-name="P1">De repente, un sonido débil llegó desde el fondo del pasillo: un sollozo apagado. El corazón de Eva María dio un vuelco. ¿Podría ser Mateo? Con una mezcla de esperanza y temor, comenzó a avanzar lentamente, guiada por el tenue sonido y aferrándose con fuerza al colgante, sin tener la menor idea de los horrores que podrían aguardarla al final de ese oscuro pasillo y si, finalmente, encontraría a su pobre amigo.</text:p>
      <text:p text:style-name="P1">¿Qué obstáculos y peligros crees que Eva María encontrará en el ala oeste? ¿Qué pistas sobre el destino de Mateo podría descubrir? ¿Y qué horrores podrían ocultarse en las habitaciones tapiadas?</text:p>
      <text:p text:style-name="P1">Eva María consigue llegar a la puerta que la mantiene separada de aquellos sollozos de una voz que conoce tan bien, lo que no sabe es el horror que va a presenciar y que tal vez no consiga hacer nada para evitarlo </text:p>
      <text:p text:style-name="P1">Con el corazón latiéndole en los oídos, Eva María se acercó a la puerta de la que provenían los débiles sollozos. La madera estaba astillada y oscura, con arañazos profundos que parecían contar historias silenciosas de desesperación. La voz... sí, la reconocía. Era Mateo, débil y entrecortado por el llanto.</text:p>
      <text:p text:style-name="P1">Una oleada de alivio y terror la invadió simultáneamente. Estaba vivo, pero ¿en qué estado? ¿Qué le habían hecho?</text:p>
      <text:p text:style-name="P1">Con manos temblorosas, Eva María intentó girar el pomo de la puerta, pero estaba atascado. Empujó con el hombro, pero la puerta no cedió. Parecía cerrada con llave desde dentro o bloqueada de alguna manera.</text:p>
      <text:p text:style-name="P1">"¿Mateo?" susurró, pegando el oído a la madera fría.</text:p>
      <text:p text:style-name="P1">Un gemido débil fue su respuesta. "Eva María... vete..." alcanzó a decir con dificultad.</text:p>
      <text:p text:style-name="P1">La urgencia en su voz heló la sangre de Eva María. No solo estaba sufriendo, sino que parecía querer protegerla.</text:p>
      <text:p text:style-name="P1">Desesperada, Eva María buscó a tientas en sus bolsillos. La horquilla con la que había abierto la puerta principal era demasiado endeble para esta cerradura. Su mirada cayó sobre una piedra afilada que había recogido en el jardín, un recuerdo inconsciente de sus antiguos rituales.</text:p>
      <text:p text:style-name="P1">Con cuidado, intentó introducir la punta de la piedra en la ranura de la cerradura, moviéndola con delicadeza. El metal chirrió, pero no cedió. Sabía que no tenía mucho tiempo. Alguien podría haber oído los sollozos de Mateo o el chirrido de la puerta principal.</text:p>
      <text:p text:style-name="P1"><text:soft-page-break/>Finalmente, con un crujido metálico, la cerradura se abrió. Eva María empujó la puerta lentamente, preparándose para lo que fuera que encontrara al otro lado.</text:p>
      <text:p text:style-name="P1">La escena que se reveló ante sus ojos la golpeó con una fuerza brutal, dejándola sin aliento. La habitación era pequeña y lúgubre, iluminada por la tenue luz de una vela casi consumida. Mateo estaba atado a una silla en el centro de la habitación. Su rostro estaba pálido y magullado, sus ojos hinchados por el llanto. Pero lo más aterrador no eran sus heridas físicas.</text:p>
      <text:p text:style-name="P1">En una esquina de la habitación, dos monjas vestidas de negro estaban de pie, observando a Mateo con expresiones frías e impasibles. Una de ellas sostenía un objeto que brillaba siniestramente a la luz de la vela: un hierro de marcar al rojo vivo. El olor a quemado ya flotaba en el aire, un hedor nauseabundo que revolvió el estómago de Eva María.</text:p>
      <text:p text:style-name="P1">Mateo la vio en la puerta y sus ojos se llenaron de terror. "¡Eva María, corre! ¡Vete de aquí!" gritó con la poca fuerza que le quedaba.</text:p>
      <text:p text:style-name="P1">La monja que sostenía el hierro se giró lentamente hacia Eva María, sus ojos oscuros brillando con una maldad fría y calculada. Una sonrisa escalofriante se extendió por sus labios. "Oh, mira, tenemos una visitante," dijo con una voz suave pero cargada de amenaza. "Parece que alguien no ha aprendido la lección de la obediencia."</text:p>
      <text:p text:style-name="P1">Eva María sintió un escalofrío que no tenía nada que ver con el frío de la habitación. El horror que presenciaba era tangible, real, y la inmovilizó por un instante. Sabía que estaba en grave peligro, que había presenciado algo que no debía. Pero la visión de su amigo atado y torturado despertó en ella una rabia fría y una determinación desesperada. No podía abandonarlo. No podía dejar que le hicieran eso.</text:p>
      <text:p text:style-name="P1">En ese momento de terror y desesperación, la presencia del espíritu a través del colgante se intensificó. Una oleada de calor la recorrió, acompañada de una sensación de fuerza y una voz silenciosa en su mente, llena de una furia protectora.</text:p>
      <text:p text:style-name="P1">Eva María no sabía qué podía hacer contra dos adultas crueles y despiadadas, pero en ese instante, impulsada por el amor por su amigo y la energía misteriosa del colgante, supo que tenía que intentarlo. Tenía que hacer algo, aunque las probabilidades estuvieran terriblemente en su contra.</text:p>
      <text:p text:style-name="P1">En ese instante crítico, la mente de Eva María trabajó a una velocidad sorprendente. Sabía que enfrentarse directamente a las monjas sería un suicidio. Necesitaba usar la sorpresa, la oscuridad, cualquier ventaja que pudiera encontrar.</text:p>
      <text:p text:style-name="P1">Su mirada recorrió la habitación desesperadamente hasta detenerse en la vela parpadeante. Una idea audaz, casi imprudente, comenzó a formarse en su mente.</text:p>
      <text:p text:style-name="P1">Mientras la monja con el hierro candente comenzaba a acercarse a ella con una lentitud amenazante, Eva María actuó por instinto. Con un movimiento rápido y ágil, se agachó y lanzó la piedra afilada con todas sus fuerzas contra la vela.</text:p>
      <text:p text:style-name="P1">La piedra impactó con la llama, apagándola en un instante y sumiendo la habitación en una oscuridad casi total, solo interrumpida por el tenue resplandor rojizo del hierro candente que la monja aún sostenía.</text:p>
      <text:p text:style-name="P1"><text:soft-page-break/>Un grito de sorpresa e ira resonó en la oscuridad. Eva María aprovechó el caos. Guiada por la voz débil de Mateo y la ligera sensación de su presencia a través del colgante, se movió a tientas hacia la silla donde estaba atado.</text:p>
      <text:p text:style-name="P1">"Eva María, ¿qué haces?" susurró Mateo con voz entrecortada.</text:p>
      <text:p text:style-name="P1">"Voy a sacarte de aquí," respondió ella con determinación, sus pequeñas manos buscando los nudos que ataban a su amigo.</text:p>
      <text:p text:style-name="P1">Las monjas se movían torpemente en la oscuridad, maldiciendo y tratando de orientarse. El resplandor del hierro era su única guía, pero también las delataba.</text:p>
      <text:p text:style-name="P1">Eva María encontró las cuerdas que ataban las muñecas de Mateo. Eran gruesas y apretadas. Recordó la horquilla en su bolsillo. Con manos temblorosas, intentó introducirla en los nudos.</text:p>
      <text:p text:style-name="P1">De repente, sintió una mano agarrarle el brazo con fuerza. "¡Aquí estás, pequeña saboteadora!" siseó una voz áspera cerca de su oído.</text:p>
      <text:p text:style-name="P1">Eva María se giró bruscamente, forcejeando para liberarse. La monja la sujetaba con una fuerza sorprendente. En ese momento, una oleada de energía recorrió a Eva María desde el colgante. Sintió una rabia fría y poderosa, como si el espíritu del padre de Mateo la estuviera protegiendo, dándole fuerza.</text:p>
      <text:p text:style-name="P1">Con un grito de pura frustración, Eva María pateó a la monja en la espinilla. La mujer soltó un alarido de dolor, aflojando su agarre lo suficiente para que Eva María pudiera zafarse.</text:p>
      <text:p text:style-name="P1">Volvió junto a Mateo, sus dedos trabajando frenéticamente con la horquilla. Finalmente, una de las cuerdas cedió. Luego la otra. Mateo se tambaleó, adolorido pero libre.</text:p>
      <text:p text:style-name="P1">"Tenemos que irnos," jadeó Eva María, tomándolo de la mano.</text:p>
      <text:p text:style-name="P1">Justo cuando se dirigían hacia la puerta, la otra monja, aún con el hierro candente, bloqueó su camino. Su rostro, iluminado por el resplandor rojizo, era una máscara de furia.</text:p>
      <text:p text:style-name="P1">"No irán a ninguna parte," gruñó, levantando el hierro amenazadoramente.</text:p>
      <text:p text:style-name="P1">En ese instante, algo extraño sucedió. Una ráfaga de viento frío recorrió la habitación, apagando por completo el tenue resplandor del hierro. La monja gritó, soltando el objeto incandescente que cayó al suelo con un siseo.</text:p>
      <text:p text:style-name="P1">En la oscuridad total, Eva María sintió una presencia poderosa a su lado, una sensación cálida y protectora que la envolvió a ella y a Mateo. Oyó un susurro suave, casi inaudible, como el crujido de la madera vieja.</text:p>
      <text:p text:style-name="P1">"Corred," dijo la voz en su mente.</text:p>
      <text:p text:style-name="P1">Sin dudarlo, Eva María agarró la mano de Mateo y tiró de él hacia la puerta. Tropezaron en la oscuridad, guiados por la tenue sensación de la presencia protectora y el conocimiento instintivo del camino.</text:p>
      <text:p text:style-name="P1">Salieron de la habitación y se encontraron de nuevo en el oscuro pasillo del ala oeste. Detrás de ellos, oían los gritos furiosos y desorientados de las monjas.</text:p>
      <text:p text:style-name="P1"><text:soft-page-break/>"¿Qué... qué ha pasado?" preguntó Mateo, con la voz temblorosa.</text:p>
      <text:p text:style-name="P1">Eva María no tenía una explicación lógica. Solo sabía que en ese momento de desesperación, algo o alguien los había ayudado. Y sentía que el colgante que llevaba al cuello era la clave de todo.</text:p>
      <text:p text:style-name="P1">"No lo sé," respondió Eva María, "pero tenemos que salir de aquí."</text:p>
      <text:p text:style-name="P1">Juntos, en la oscuridad de la noche, Eva María y Mateo comenzaron su huida a través de los pasillos laberínticos del ala oeste, sabiendo que habían desatado algo terrible y que las monjas no se detendrían hasta atraparlos. La verdadera pesadilla del orfanato de Santa Inés apenas había comenzado.</text:p>
      <text:p text:style-name="P1">La oscuridad del ala oeste se convirtió en su aliada y su enemiga a partes iguales. Tropezaban con muebles rotos, esquivaban sombras alargadas que parecían cobrar vida propia y avanzaban a tientas, guiados por el instinto y el eco lejano de los gritos furiosos de las monjas.</text:p>
      <text:p text:style-name="P1">De repente, al doblar una esquina, se encontraron con un callejón sin salida. Una pared de piedra fría y húmeda bloqueaba su camino. Detrás de ellos, los pasos rápidos y decididos de sus perseguidoras se acercaban cada vez más.</text:p>
      <text:p text:style-name="P1">"¡Por aquí!" susurró Mateo, señalando una puerta entreabierta a su derecha. Parecía conducir a una habitación pequeña y oscura.</text:p>
      <text:p text:style-name="P1">Se precipitaron al interior, cerrando la puerta tras ellos justo cuando las monjas llegaban al final del pasillo. Escucharon sus jadeos airados y los golpes sordos contra la puerta.</text:p>
      <text:p text:style-name="P1">La habitación en la que se habían refugiado era un antiguo almacén, lleno de trastos viejos y tEva Maríañas. El aire olía a polvo y olvido. En la penumbra, Eva María distinguió una ventana pequeña y alta, demasiado lejos para alcanzarla.</text:p>
      <text:p text:style-name="P1">"Están rodeándonos," susurró Mateo, con el rostro pálido por el miedo.</text:p>
      <text:p text:style-name="P1">De repente, la puerta comenzó a temblar bajo los violentos embates de las monjas. Los goznes chirriaban amenazadoramente. Sabían que no resistiría mucho tiempo.</text:p>
      <text:p text:style-name="P1">Fue entonces cuando Eva María notó una trampilla en el suelo, apenas visible bajo una capa de polvo y escombros. Sin dudarlo, se arrodilló e intentó levantarla. Era pesada y estaba atascada.</text:p>
      <text:p text:style-name="P1">Mateo se unió a ella, y juntos hicieron fuerza. Con un crujido, la trampilla cedió, revelando un agujero oscuro que descendía a las profundidades.</text:p>
      <text:p text:style-name="P1">"¿Qué hay ahí abajo?" preguntó Mateo, con la voz temblorosa.</text:p>
      <text:p text:style-name="P1">Eva María no lo sabía, pero cualquier cosa era mejor que caer en manos de las monjas. "Tenemos que bajar," dijo con urgencia.</text:p>
      <text:p text:style-name="P1">Mateo asintió, y juntos se deslizaron por el estrecho hueco. El descenso era empinado y resbaladizo. Llegaron a un túnel oscuro y húmedo, con un olor a tierra y humedad.</text:p>
      <text:p text:style-name="P1">Justo cuando pensaban que habían escapado, escucharon un grito ahogado que venía de arriba. Un grito de puro terror.</text:p>
      <text:p text:style-name="P1"><text:soft-page-break/>Eva María se detuvo en seco, con el corazón latiéndole salvajemente. "¿Mateo?" susurró, volviendo la mirada hacia el agujero por el que habían descendido.</text:p>
      <text:p text:style-name="P1">Una sombra apareció en la abertura, la silueta oscura de una monja con algo brillante en la mano. Antes de que Eva María pudiera reaccionar, la monja arrojó el objeto al túnel. Cayó con un golpe metálico cerca de Mateo. Era el hierro candente.</text:p>
      <text:p text:style-name="P1">Mateo gritó de dolor al sentir el contacto abrasador. Cayó al suelo, retorciéndose.</text:p>
      <text:p text:style-name="P1">"¡Mateo!" gritó Eva María, intentando volver hacia él, pero la voz silenciosa del espíritu en su mente la detuvo.</text:p>
      <text:p text:style-name="P1">"Vete," susurró con urgencia. "Sálvate. Yo lo cuidaré."</text:p>
      <text:p text:style-name="P1">En ese instante, una fuerza invisible empujó a Eva María hacia adelante, obligándola a seguir por el túnel oscuro. Miró hacia atrás y vio la silueta de la monja descender por la trampilla, acercándose a Mateo, que yacía inmóvil en el suelo. El hedor a quemado se hizo más intenso.</text:p>
      <text:p text:style-name="P1">Un grito desgarrador, el último grito de Mateo, resonó en el túnel antes de ser bruscamente silenciado.</text:p>
      <text:p text:style-name="P1">Las lágrimas corrían por el rostro de Eva María mientras era arrastrada por la fuerza invisible a través del túnel. Sabía, con una certeza terrible, que su amigo estaba muerto. Lo habían quemado vivo.</text:p>
      <text:p text:style-name="P1">El dolor y la rabia la invadieron con una intensidad abrumadora. El espíritu del padre de Mateo, que antes la había protegido, ahora parecía lamentarse con ella, una tristeza profunda y silenciosa que resonaba en su alma.</text:p>
      <text:p text:style-name="P1">Finalmente, el túnel desembocó en una salida oculta en el bosque que rodeaba el orfanato. Eva María cayó al suelo, sollozando incontrolablemente. Había escapado, pero a un precio terrible. Su único amigo, la única luz en la oscuridad de Santa Inés, había sido brutalmente asesinado.</text:p>
      <text:p text:style-name="P1">Ahora estaba sola, marcada por el horror y la pérdida. Pero en su corazón herido, una promesa silenciosa comenzó a tomar forma. Vengaría a Mateo. Descubriría los oscuros secretos del orfanato y haría pagar a las monjas por su crueldad. El espíritu de Mateo estaría con ella, lo sabía. Y la pequeña niña que llegó al orfanato llena de miedo y trauma se había ido para siempre. En su lugar, había nacido una superviviente, consumida por la sed de justici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Courier New', monospace"/>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4.2$Windows_X86_64 LibreOffice_project/dcf040e67528d9187c66b2379df5ea4407429775</meta:generator>
    <dc:date>2025-05-09T18:18:17.975000000</dc:date>
    <meta:editing-duration>PT10M40S</meta:editing-duration>
    <meta:editing-cycles>3</meta:editing-cycles>
    <meta:document-statistic meta:table-count="0" meta:image-count="0" meta:object-count="0" meta:page-count="12" meta:paragraph-count="133" meta:word-count="6248" meta:character-count="37379" meta:non-whitespace-character-count="31263"/>
  </office:meta>
</office:document-meta>
</file>